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vice drivere</text:h>
      <text:p text:style-name="Text_20_body">Definition og brug</text:p>
      <text:p text:style-name="Text_20_body">Grænse</text:p>
      <text:p text:style-name="Text_20_body">Typer</text:p>
      <text:p text:style-name="Text_20_body">Implementation (Linux)</text:p>
      <text:p text:style-name="Text_20_body">I/O Schedulering (FIFO, CBF, SCAN, CSC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3T19:18:00.29</meta:creation-date>
    <meta:document-statistic meta:table-count="0" meta:image-count="0" meta:object-count="0" meta:page-count="1" meta:paragraph-count="6" meta:word-count="15" meta:character-count="105"/>
    <dc:date>2011-06-03T19:18:37.04</dc:date>
    <meta:editing-duration>PT36S</meta:editing-duration>
    <meta:editing-cycles>1</meta:editing-cycles>
    <meta:generator>OpenOffice.org/3.3$Win32 OpenOffice.org_project/330m20$Build-9567</meta:generator>
  </office:meta>
</office:document-meta>
</file>